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3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31-10</text:p>
          </table:table-cell>
          <table:table-cell table:style-name="ce2" office:value-type="string" calcext:value-type="string">
            <text:p>VPN</text:p>
          </table:table-cell>
          <table:table-cell/>
          <table:table-cell table:style-name="ce2"/>
          <table:table-cell table:style-name="ce4" office:value-type="string" calcext:value-type="string">
            <text:p>Virtu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ASID</text:p>
          </table:table-cell>
          <table:table-cell/>
          <table:table-cell table:style-name="ce2"/>
          <table:table-cell table:style-name="ce4" office:value-type="string" calcext:value-type="string">
            <text:p>Address space identifi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/>
          <table:table-cell table:style-name="ce2" office:value-type="string" calcext:value-type="string">
            <text:p>28-10</text:p>
          </table:table-cell>
          <table:table-cell table:style-name="ce2" office:value-type="string" calcext:value-type="string">
            <text:p>PPN</text:p>
          </table:table-cell>
          <table:table-cell/>
          <table:table-cell table:style-name="ce2"/>
          <table:table-cell table:style-name="ce4" office:value-type="string" calcext:value-type="string">
            <text:p>Physic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1_kbyte_page</text:p>
          </table:table-cell>
          <table:table-cell office:value-type="string" calcext:value-type="string">
            <text:p>0b0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4_kbyte_page</text:p>
          </table:table-cell>
          <table:table-cell office:value-type="string" calcext:value-type="string">
            <text:p>0b0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64_kbyte_page</text:p>
          </table:table-cell>
          <table:table-cell office:value-type="string" calcext:value-type="string">
            <text:p>0b1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1_mbyte_page</text:p>
          </table:table-cell>
          <table:table-cell office:value-type="string" calcext:value-type="string">
            <text:p>0b1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only_in_privileged_mode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write_in_privileged_mode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only_in_privileged_and_user_mode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write_in_privileged_and_user_mode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t_cachea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chea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write_has_not_been_perform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been_perform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ges_are_shared_by_processes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ges_are_not_shared_by_process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31-26</text:p>
          </table:table-cell>
          <table:table-cell table:style-name="ce2" office:value-type="string" calcext:value-type="string">
            <text:p>LRUI</text:p>
          </table:table-cell>
          <table:table-cell/>
          <table:table-cell table:style-name="ce2"/>
          <table:table-cell table:style-name="ce2" office:value-type="string" calcext:value-type="string">
            <text:p>Least recently used ITLB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23-18</text:p>
          </table:table-cell>
          <table:table-cell table:style-name="ce2" office:value-type="string" calcext:value-type="string">
            <text:p>URB</text:p>
          </table:table-cell>
          <table:table-cell/>
          <table:table-cell table:style-name="ce2"/>
          <table:table-cell table:style-name="ce2" office:value-type="string" calcext:value-type="string">
            <text:p>UTLB replace boundar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15-10</text:p>
          </table:table-cell>
          <table:table-cell table:style-name="ce2" office:value-type="string" calcext:value-type="string">
            <text:p>URC</text:p>
          </table:table-cell>
          <table:table-cell/>
          <table:table-cell table:style-name="ce2"/>
          <table:table-cell table:style-name="ce2" office:value-type="string" calcext:value-type="string">
            <text:p>UTLB replace count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user_privileged_access_possi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privileged_access_possi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multiple_virtual_memory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single_virtual_memory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TI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validate_all_utlb_itlb_bit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B invalidat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disabl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enabl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A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B</text:p>
          </table:table-cell>
          <table:table-cell table:style-name="ce2"/>
          <table:table-cell table:style-name="ce2"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12_5_used_for_i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25_and_11_5_used_for_i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I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clear_v_bits_of_all_i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13_5_used_for_o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25_and_12_5_used_for_o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6_kbytes_used_as_cach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8_kbytes_used_as_cache_8_kbytes_used_as_r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I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clear_v_and_u_bits_of_all_o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TRA</text:p>
          </table:table-cell>
          <table:table-cell table:style-name="ce2"/>
          <table:table-cell office:value-type="string" calcext:value-type="string">
            <text:p>9-2</text:p>
          </table:table-cell>
          <table:table-cell table:style-name="ce2" office:value-type="string" calcext:value-type="string">
            <text:p>imm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EXP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INT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area_5_is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area_6_is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variable_size_io_space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0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1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TCR</text:p>
          </table:table-cell>
          <table:table-cell table:style-name="ce2"/>
          <table:table-cell office:value-type="string" calcext:value-type="string">
            <text:p>23-0</text:p>
          </table:table-cell>
          <table:table-cell table:style-name="ce2" office:value-type="string" calcext:value-type="string">
            <text:p>transfer_count</text:p>
          </table:table-cell>
          <table:table-cell/>
          <table:table-cell table:style-name="ce2" office:value-type="string" calcext:value-type="string">
            <text:p>0xffff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low_level_det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falling_edge_det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high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read_cycl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write_cycl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high_output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low_outpu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S</text:p>
          </table:table-cell>
          <table:table-cell office:value-type="string" calcext:value-type="string">
            <text:p>11-8</text:p>
          </table:table-cell>
          <table:table-cell table:style-name="ce2" office:value-type="string" calcext:value-type="string">
            <text:p>resource_selec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steal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burst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64_bit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_bit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16_bit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it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yt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not_genera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genera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not_comple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comple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dis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en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normal_dma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on_demand_data_transfer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1_ch2_ch3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2_ch3_ch1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2_ch0_ch1_ch3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round_robin</text:p>
          </table:table-cell>
          <table:table-cell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no_address_error__dma_transfer_en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address_error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o_nmi__dma_transfer_en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mi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disabled_on_all_channel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enabled_on_all_channels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high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enabled_while_nmi_pin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disabled_while_nmi_pin_is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withel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detec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falling_edge_of_nmi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rising_edge_of_nmi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level_encoded_interrupt_request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independent_interrupt_reque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TMU0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TMU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TMU2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RT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WD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RE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GPIO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DMA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UDI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external_clock_or_input_capture</text:p>
          </table:table-cell>
          <table:table-cell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on_chip_rt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2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1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0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CP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put Capture Interrupt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_with_interrupts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_bit_dat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7_bit_d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rity_dis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rity_enable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ven_parity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dd_parit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_stop_bi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_stop_bit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clock</text:p>
          </table:table-cell>
          <table:table-cell table:style-name="ce2"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4_clock</text:p>
          </table:table-cell>
          <table:table-cell table:style-name="ce2"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16_clock</text:p>
          </table:table-cell>
          <table:table-cell table:style-name="ce2"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64_clock</text:p>
          </table:table-cell>
          <table:table-cell table:style-name="ce2"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transmit_fifo_data_empty_interrup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transmit_fifo_data_empty_interrup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ques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ques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ss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ss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recept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recept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requests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requests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sck2_pin_functions_as_input_pin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sck2_pin_functions_as_clock_input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3_0</text:p>
          </table:table-cell>
          <table:table-cell table:style-name="ce2" office:value-type="string" calcext:value-type="string">
            <text:p>15-12</text:p>
          </table:table-cell>
          <table:table-cell office:value-type="string" calcext:value-type="string">
            <text:p>number_of_parity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3_0</text:p>
          </table:table-cell>
          <table:table-cell table:style-name="ce2" office:value-type="string" calcext:value-type="string">
            <text:p>11-8</text:p>
          </table:table-cell>
          <table:table-cell office:value-type="string" calcext:value-type="string">
            <text:p>number_of_framing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no_framing_error_or_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framing_error_or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transmission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ransmission_has_end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t_data_bytes_does_exceed_trigge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t_data_bytes_does_not_exceed_trigger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reak_not_received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reak_receiv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no_framing_erro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framing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no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eceive_data_bytes_less_than_receive_trigge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eceive_data_bytes_greater_than_or_equal_receive_trigge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reception_is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no_further_data_has_arriv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1_byte</text:p>
          </table:table-cell>
          <table:table-cell table:style-name="ce2"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4_bytes</text:p>
          </table:table-cell>
          <table:table-cell table:style-name="ce2"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8_bytes</text:p>
          </table:table-cell>
          <table:table-cell table:style-name="ce2"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14_byte</text:p>
          </table:table-cell>
          <table:table-cell table:style-name="ce2"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8_bytes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4_bytes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2_bytes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1_bytes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transmit_data_by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ceive_data_byte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not_output_to_r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output_to_r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not_output_to_c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output_to_c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not_output_to_txd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output_to_txd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LSR2</text:p>
          </table:table-cell>
          <table:table-cell office:value-type="string" calcext:value-type="string">
            <text:p>OR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verrun_error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104828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03:52:41.848156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00:58:39.459503331</meta:creation-date>
    <meta:generator>LibreOffice/7.6.7.2$Linux_X86_64 LibreOffice_project/60$Build-2</meta:generator>
    <dc:date>2024-10-22T03:53:41.235928481</dc:date>
    <meta:editing-duration>PT22H38M26S</meta:editing-duration>
    <meta:editing-cycles>19</meta:editing-cycles>
    <meta:document-statistic meta:table-count="1" meta:cell-count="1647" meta:object-count="0"/>
  </office:meta>
</office:document-meta>
</file>